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objectwithoutfill">
      <style:graphic-properties draw:stroke="solid" draw:stroke-dash="Fine_20_Dashed"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dddddd" draw:textarea-horizontal-align="justify" draw:textarea-vertical-align="middle" draw:auto-grow-height="false" fo:min-height="1.782cm" fo:min-width="0cm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77cm" fo:min-width="0.643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cm" fo:min-width="2.75cm"/>
    </style:style>
    <style:style style:name="gr8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77cm" fo:min-width="0.302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cm" fo:min-width="3.434cm"/>
    </style:style>
    <style:style style:name="gr10" style:family="graphic" style:parent-style-name="objectwithoutfill">
      <style:graphic-properties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svg:stroke-width="0.053cm" svg:stroke-color="#808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solid" draw:fill-color="#ffffff" draw:opacity="0%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dddddd"/>
      <style:paragraph-properties fo:text-align="center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dddddd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Default">
        <draw:g>
          <svg:title>TexMaths</svg:title>
          <svg:desc>14§display§\text{A}§svg§600§TRUE§</svg:desc>
          <draw:polygon draw:style-name="gr1" draw:text-style-name="P1" draw:layer="layout" svg:width="0.369cm" svg:height="0.335cm" svg:x="10.758cm" svg:y="0.431cm" svg:viewBox="0 0 370 336" draw:points="185,336 0,336 0,0 370,0 370,336">
            <text:p/>
          </draw:polygon>
          <draw:path draw:style-name="gr2" draw:text-style-name="P2" draw:layer="layout" svg:width="0.338cm" svg:height="0.353cm" svg:x="10.773cm" svg:y="0.414cm" svg:viewBox="0 0 339 354" svg:d="M181 10c-3-7-3-10-11-10-9 0-10 3-12 10l-102 295c-10 25-29 32-56 34v15c11-1 32-1 50-1 16 0 41 0 58 1v-15c-25 0-38-13-38-26 0-1 0-7 1-8l23-64h122l26 75c0 3 2 6 2 7 0 16-28 16-41 16v15c17-1 52-1 72-1 21 0 43 0 64 1v-15h-10c-29 0-36-5-42-20zM154 66l56 159h-110z">
            <text:p/>
          </draw:path>
        </draw:g>
        <draw:connector draw:style-name="gr3" draw:text-style-name="P3" draw:layer="layout" draw:type="lines" svg:x1="15.265cm" svg:y1="0.569cm" svg:x2="15.762cm" svg:y2="1.745cm" draw:start-shape="id1" draw:start-glue-point="1" svg:d="M15265 569h501l-4 1176" svg:viewBox="0 0 502 1177">
          <text:p/>
        </draw:connector>
        <draw:custom-shape draw:style-name="gr4" draw:text-style-name="P4" draw:layer="layout" svg:width="0.268cm" svg:height="2.032cm" svg:x="17.14cm" svg:y="-0.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true§svg§600§FALSE§</svg:desc>
          <draw:polygon draw:style-name="gr5" draw:text-style-name="P5" draw:layer="layout" svg:width="0.922cm" svg:height="0.301cm" svg:x="8.551cm" svg:y="0.848cm" svg:viewBox="0 0 923 302" draw:points="461,302 0,302 0,0 923,0 923,302">
            <text:p/>
          </draw:polygon>
          <draw:path draw:style-name="gr2" draw:text-style-name="P2" draw:layer="layout" svg:width="0.152cm" svg:height="0.314cm" svg:x="8.562cm" svg:y="0.841cm" svg:viewBox="0 0 153 315" svg:d="M91 112h46c10 0 16 0 16-10 0-5-6-5-14-5h-44c18-70 20-80 20-83 0-8-6-14-14-14-2 0-16 0-20 18l-19 79h-47c-9 0-15 0-15 9 0 6 4 6 14 6h43c-35 140-37 148-37 157 0 26 19 46 46 46 50 0 78-73 78-76 0-5-4-5-5-5-5 0-6 1-7 7-23 52-48 63-65 63-11 0-15-6-15-23 0-12 0-15 3-23z">
            <text:p/>
          </draw:path>
          <draw:path draw:style-name="gr2" draw:text-style-name="P2" draw:layer="layout" svg:width="0.201cm" svg:height="0.223cm" svg:x="8.743cm" svg:y="0.932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2" draw:text-style-name="P2" draw:layer="layout" svg:width="0.254cm" svg:height="0.223cm" svg:x="8.977cm" svg:y="0.932cm" svg:viewBox="0 0 255 224" svg:d="M158 192c6 19 24 32 45 32 17 0 28-11 37-27 8-18 15-49 15-49 0-5-6-5-7-5-4 0-4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2" draw:text-style-name="P2" draw:layer="layout" svg:width="0.189cm" svg:height="0.223cm" svg:x="9.267cm" svg:y="0.932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draw:custom-shape draw:style-name="gr6" draw:text-style-name="P6" draw:layer="layout" svg:width="1.143cm" svg:height="1.02cm" svg:x="3.025cm" svg:y="0.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3.25cm" svg:height="1.02cm" svg:x="4.125cm" svg:y="0.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B}§svg§600§TRUE§</svg:desc>
          <draw:polygon draw:style-name="gr1" draw:text-style-name="P1" draw:layer="layout" svg:width="0.348cm" svg:height="0.335cm" svg:x="3.39cm" svg:y="0.416cm" svg:viewBox="0 0 349 336" draw:points="175,336 0,336 0,0 349,0 349,336">
            <text:p/>
          </draw:polygon>
          <draw:path draw:style-name="gr2" draw:text-style-name="P2" draw:layer="layout" svg:width="0.303cm" svg:height="0.336cm" svg:x="3.408cm" svg:y="0.415cm" svg:viewBox="0 0 304 337" svg:d="M93 157v-122c0-17 0-20 23-20h62c48 0 64 42 64 69 0 31-23 73-78 73zM209 161c47-10 83-41 83-77 0-43-47-84-111-84h-181v15h11c39 0 39 6 39 24v260c0 17 0 23-39 23h-11v15h193c66 0 111-43 111-91 0-42-40-80-95-85zM178 322h-62c-23 0-23-3-23-20v-134h92c49 0 70 45 70 78 0 35-27 76-77 76z">
            <text:p/>
          </draw:path>
        </draw:g>
        <draw:g>
          <svg:title>TexMaths</svg:title>
          <svg:desc>14§display§\texttt{if (x &gt; 1)}§svg§600§FALSE§</svg:desc>
          <draw:polygon draw:style-name="gr5" draw:text-style-name="P5" draw:layer="layout" svg:width="2.576cm" svg:height="0.382cm" svg:x="4.518cm" svg:y="0.403cm" svg:viewBox="0 0 2577 383" draw:points="1289,383 0,383 0,0 2577,0 2577,383">
            <text:p/>
          </draw:polygon>
          <draw:path draw:style-name="gr2" draw:text-style-name="P2" draw:layer="layout" svg:width="0.187cm" svg:height="0.302cm" svg:x="4.556cm" svg:y="0.443cm" svg:viewBox="0 0 188 303" svg:d="M115 109c0-15-3-19-20-19h-71c-7 0-20 0-20 15 0 14 13 14 20 14h56v154h-59c-8 0-21 0-21 16 0 14 13 14 21 14h146c7 0 21 0 21-14 0-16-14-16-21-16h-52zM115 25c0-14-11-25-25-25s-26 11-26 25 12 24 26 24 25-10 25-24z">
            <text:p/>
          </draw:path>
          <draw:path draw:style-name="gr2" draw:text-style-name="P2" draw:layer="layout" svg:width="0.195cm" svg:height="0.305cm" svg:x="4.797cm" svg:y="0.44cm" svg:viewBox="0 0 196 306" svg:d="M105 122h60c7 0 20 0 20-14 0-16-11-16-20-16h-60v-23c0-38 32-38 48-38 0 1 4 21 22 21 10 0 21-9 21-23 0-29-39-29-48-29-39 0-78 22-78 66v26h-49c-8 0-21 0-21 16 0 14 13 14 21 14h49v153h-49c-8 0-21 0-21 15 0 16 13 16 21 16h133c8 0 21 0 21-16 0-15-13-15-21-15h-49z">
            <text:p/>
          </draw:path>
          <draw:path draw:style-name="gr2" draw:text-style-name="P2" draw:layer="layout" svg:width="0.131cm" svg:height="0.383cm" svg:x="5.376cm" svg:y="0.402cm" svg:viewBox="0 0 132 384" svg:d="M132 370c0-7-5-10-13-15-62-42-84-108-84-163 0-49 18-118 85-164 7-4 12-7 12-14 0-4-3-14-16-14-15 0-116 66-116 192 0 59 22 104 41 128 26 36 63 64 75 64 13 0 16-10 16-14z">
            <text:p/>
          </draw:path>
          <draw:path draw:style-name="gr2" draw:text-style-name="P2" draw:layer="layout" svg:width="0.231cm" svg:height="0.212cm" svg:x="5.561cm" svg:y="0.532cm" svg:viewBox="0 0 232 213" svg:d="M129 104l56-73h19c7 0 21 0 21-16 0-15-12-15-21-15h-57c-7 0-20 0-20 15 0 16 12 16 24 16l-36 49-38-49c13 0 24 0 24-16 0-15-13-15-20-15h-57c-9 0-21 0-21 15 0 16 14 16 21 16h19l58 73-60 80h-21c-7 0-20 0-20 15 0 14 14 14 20 14h58c7 0 20 0 20-14 0-15-10-15-25-15l42-62 43 62c-12 0-24 0-24 15 0 14 13 14 20 14h57c7 0 21 0 21-14 0-15-12-15-21-15h-19z">
            <text:p/>
          </draw:path>
          <draw:path draw:style-name="gr2" draw:text-style-name="P2" draw:layer="layout" svg:width="0.203cm" svg:height="0.247cm" svg:x="6.091cm" svg:y="0.471cm" svg:viewBox="0 0 204 248" svg:d="M193 140c4-3 11-7 11-17 0-5-4-11-9-15l-164-102c-7-6-9-6-14-6-7 0-17 6-17 17 0 10 7 14 11 17l143 89-143 90c-4 4-11 8-11 17 0 11 10 18 17 18 5 0 7-1 14-6z">
            <text:p/>
          </draw:path>
          <draw:path draw:style-name="gr2" draw:text-style-name="P2" draw:layer="layout" svg:width="0.166cm" svg:height="0.307cm" svg:x="6.632cm" svg:y="0.438cm" svg:viewBox="0 0 167 308" svg:d="M102 20c0-7 0-20-15-20-9 0-11 6-14 11-20 42-45 48-55 49-8 0-18 2-18 16 0 12 8 15 17 15 8 0 29-4 52-22v208h-47c-7 0-19 0-19 16 0 15 12 15 19 15h125c8 0 20 0 20-15 0-16-12-16-20-16h-45z">
            <text:p/>
          </draw:path>
          <draw:path draw:style-name="gr2" draw:text-style-name="P2" draw:layer="layout" svg:width="0.131cm" svg:height="0.383cm" svg:x="6.879cm" svg:y="0.402cm" svg:viewBox="0 0 132 384" svg:d="M132 192c0-59-24-104-41-128-27-36-63-64-76-64-12 0-15 10-15 14 0 7 6 11 8 13 82 53 89 133 89 165 0 49-19 118-86 163-7 5-11 8-11 15 0 4 3 14 15 14 14 0 117-66 117-192z">
            <text:p/>
          </draw:path>
        </draw:g>
        <draw:g xml:id="id1" draw:id="id1">
          <draw:custom-shape draw:style-name="gr8" draw:text-style-name="P6" draw:layer="layout" svg:width="0.802cm" svg:height="1.02cm" svg:x="10.559cm" svg:y="0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3.934cm" svg:height="1.02cm" svg:x="11.331cm" svg:y="0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A}§svg§600§TRUE§</svg:desc>
          <draw:polygon draw:style-name="gr1" draw:text-style-name="P1" draw:layer="layout" svg:width="0.369cm" svg:height="0.335cm" svg:x="10.759cm" svg:y="0.43cm" svg:viewBox="0 0 370 336" draw:points="185,336 0,336 0,0 370,0 370,336">
            <text:p/>
          </draw:polygon>
          <draw:path draw:style-name="gr2" draw:text-style-name="P2" draw:layer="layout" svg:width="0.338cm" svg:height="0.353cm" svg:x="10.774cm" svg:y="0.413cm" svg:viewBox="0 0 339 354" svg:d="M181 10c-3-7-3-10-11-10-9 0-10 3-12 10l-102 295c-10 25-29 32-56 34v15c11-1 32-1 50-1 16 0 41 0 58 1v-15c-25 0-38-13-38-26 0-1 0-7 1-8l23-64h122l26 75c0 3 2 6 2 7 0 16-28 16-41 16v15c17-1 52-1 72-1 21 0 43 0 64 1v-15h-10c-29 0-36-5-42-20zM154 66l56 159h-110z">
            <text:p/>
          </draw:path>
        </draw:g>
        <draw:connector draw:style-name="gr10" draw:text-style-name="P3" draw:layer="layout" draw:type="lines" svg:x1="10.559cm" svg:y1="0.569cm" svg:x2="7.376cm" svg:y2="0.569cm" draw:start-shape="id1" draw:start-glue-point="3" draw:end-shape="id2" draw:end-glue-point="1" svg:d="M10559 569h-501-2181-501" svg:viewBox="0 0 3184 1">
          <text:p/>
        </draw:connector>
        <draw:g>
          <svg:title>TexMaths</svg:title>
          <svg:desc>14§display§false
§svg§600§FALSE§</svg:desc>
          <draw:polygon draw:style-name="gr5" draw:text-style-name="P5" draw:layer="layout" svg:width="1.167cm" svg:height="0.435cm" svg:x="16.006cm" svg:y="0.813cm" svg:viewBox="0 0 1168 436" draw:points="584,436 0,436 0,0 1168,0 1168,436">
            <text:p/>
          </draw:polygon>
          <draw:path draw:style-name="gr2" draw:text-style-name="P2" draw:layer="layout" svg:width="0.245cm" svg:height="0.448cm" svg:x="16.033cm" svg:y="0.806cm" svg:viewBox="0 0 246 449" svg:d="M155 151h42c10 0 16 0 16-11 0-4-6-4-14-4h-41l11-58c2-9 9-44 12-50 4-10 12-17 23-17 2 0 14 0 24 9-22 2-26 19-26 26 0 11 8 17 18 17 12 0 26-10 26-29 0-23-22-34-42-34-16 0-49 8-63 57-2 12-4 16-16 79h-34c-10 0-15 0-15 8 0 7 4 7 14 7h32l-37 194c-9 48-18 93-43 93-1 0-14 0-24-9 23-1 28-19 28-26 0-11-10-18-19-18-13 0-27 11-27 30 0 21 22 34 42 34 27 0 48-29 56-48 15-32 27-90 28-95z">
            <text:p/>
          </draw:path>
          <draw:path draw:style-name="gr2" draw:text-style-name="P2" draw:layer="layout" svg:width="0.226cm" svg:height="0.223cm" svg:x="16.318cm" svg:y="0.936cm" svg:viewBox="0 0 227 224" svg:d="M165 32c-10-18-24-32-46-32-57 0-119 73-119 145 0 47 27 79 66 79 10 0 35-2 64-37 4 21 21 37 45 37 18 0 29-11 36-27 9-18 16-49 16-49 0-5-4-5-6-5-5 0-5 2-7 9-8 33-18 61-38 61-14 0-15-13-15-23 0-11 1-14 7-36 6-21 6-25 11-45l17-68c4-14 4-16 4-17 0-9-5-14-14-14-12 0-19 11-21 22zM133 159c-3 10-3 10-10 19-22 28-42 35-56 35-25 0-32-27-32-47 0-23 15-85 28-107 15-30 36-48 57-48 33 0 40 41 40 44 0 2-2 5-3 8z">
            <text:p/>
          </draw:path>
          <draw:path draw:style-name="gr2" draw:text-style-name="P2" draw:layer="layout" svg:width="0.105cm" svg:height="0.347cm" svg:x="16.58cm" svg:y="0.812cm" svg:viewBox="0 0 106 348" svg:d="M106 6c0 0 0-6-5-6-13 0-49 4-62 6-4 0-10 0-10 9 0 6 6 6 13 6 24 0 25 4 25 8l-1 10-63 246c-2 6-3 10-3 17 0 28 22 46 45 46 17 0 29-10 38-28s15-47 15-49c0-4-4-4-6-4-5 0-5 2-7 9-9 32-18 61-39 61-14 0-14-15-14-22 0-13 0-14 3-24z">
            <text:p/>
          </draw:path>
          <draw:path draw:style-name="gr2" draw:text-style-name="P2" draw:layer="layout" svg:width="0.181cm" svg:height="0.223cm" svg:x="16.74cm" svg:y="0.936cm" svg:viewBox="0 0 182 224" svg:d="M168 34c-14 0-24 11-24 22 0 7 4 14 16 14 11 0 22-8 22-28 0-21-21-42-59-42-66 0-84 50-84 73 0 38 38 46 52 49 25 4 52 9 52 37 0 13-11 54-72 54-7 0-44 0-56-26 19 2 31-12 31-26 0-11-8-17-18-17-13 0-28 10-28 32 0 28 28 48 71 48 80 0 100-60 100-81 0-19-10-31-16-37-14-14-28-16-50-21-17-4-36-7-36-29 0-15 11-45 54-45 13 0 38 3 45 23z">
            <text:p/>
          </draw:path>
          <draw:path draw:style-name="gr2" draw:text-style-name="P2" draw:layer="layout" svg:width="0.189cm" svg:height="0.223cm" svg:x="16.967cm" svg:y="0.936cm" svg:viewBox="0 0 190 224" svg:d="M70 105c14 0 50-1 76-13 35-14 37-43 37-50 0-21-19-42-53-42-56 0-130 48-130 134 0 51 29 90 78 90 70 0 112-52 112-59 0-3-2-6-5-6s-4 2-7 5c-39 49-93 49-100 49-37 0-43-41-43-58 0-5 1-21 8-50zM46 94c20-76 72-83 84-83 23 0 37 14 37 31 0 52-80 52-100 52z">
            <text:p/>
          </draw:path>
        </draw:g>
        <draw:g>
          <svg:title>TexMaths</svg:title>
          <svg:desc>14§display§\texttt{if (a &gt; 0)}§svg§600§FALSE§</svg:desc>
          <draw:polygon draw:style-name="gr5" draw:text-style-name="P5" draw:layer="layout" svg:width="2.576cm" svg:height="0.382cm" svg:x="11.788cm" svg:y="0.402cm" svg:viewBox="0 0 2577 383" draw:points="1289,383 0,383 0,0 2577,0 2577,383">
            <text:p/>
          </draw:polygon>
          <draw:path draw:style-name="gr2" draw:text-style-name="P2" draw:layer="layout" svg:width="0.187cm" svg:height="0.302cm" svg:x="11.826cm" svg:y="0.442cm" svg:viewBox="0 0 188 303" svg:d="M115 109c0-15-3-19-20-19h-71c-7 0-20 0-20 15 0 14 13 14 20 14h56v154h-59c-8 0-21 0-21 16 0 14 13 14 21 14h146c7 0 21 0 21-14 0-16-14-16-21-16h-52zM115 25c0-14-11-25-25-25s-26 11-26 25 12 24 26 24 25-10 25-24z">
            <text:p/>
          </draw:path>
          <draw:path draw:style-name="gr2" draw:text-style-name="P2" draw:layer="layout" svg:width="0.195cm" svg:height="0.305cm" svg:x="12.067cm" svg:y="0.439cm" svg:viewBox="0 0 196 306" svg:d="M105 122h60c7 0 20 0 20-14 0-16-11-16-20-16h-60v-23c0-38 32-38 48-38 0 1 4 21 22 21 10 0 21-9 21-23 0-29-39-29-48-29-39 0-78 22-78 66v26h-49c-8 0-21 0-21 16 0 14 13 14 21 14h49v153h-49c-8 0-21 0-21 15 0 16 13 16 21 16h133c8 0 21 0 21-16 0-15-13-15-21-15h-49z">
            <text:p/>
          </draw:path>
          <draw:path draw:style-name="gr2" draw:text-style-name="P2" draw:layer="layout" svg:width="0.131cm" svg:height="0.383cm" svg:x="12.646cm" svg:y="0.401cm" svg:viewBox="0 0 132 384" svg:d="M132 370c0-7-5-10-13-15-62-42-84-108-84-163 0-49 18-118 85-164 7-4 12-7 12-14 0-4-3-14-16-14-15 0-116 66-116 192 0 59 22 104 41 128 26 36 63 64 75 64 13 0 16-10 16-14z">
            <text:p/>
          </draw:path>
          <draw:path draw:style-name="gr2" draw:text-style-name="P2" draw:layer="layout" svg:width="0.231cm" svg:height="0.22cm" svg:x="12.845cm" svg:y="0.527cm" svg:viewBox="0 0 232 221" svg:d="M154 202c11 15 35 17 53 17 14 0 25 0 25-16 0-15-12-15-19-15-21 0-27-3-31-4v-107c0-35-27-77-98-77-21 0-71 0-71 36 0 14 11 23 22 23 7 0 21-4 22-23 0-4 0-4 10-5 7 0 14 0 18 0 38 0 63 15 63 50-88 2-148 26-148 73 0 35 31 67 81 67 18 0 49-4 73-19zM148 111v40c0 12 0 23-19 31-17 9-39 9-44 9-30 0-51-17-51-37 0-24 43-42 114-43z">
            <text:p/>
          </draw:path>
          <draw:path draw:style-name="gr2" draw:text-style-name="P2" draw:layer="layout" svg:width="0.203cm" svg:height="0.247cm" svg:x="13.361cm" svg:y="0.47cm" svg:viewBox="0 0 204 248" svg:d="M193 140c4-3 11-7 11-17 0-5-4-11-9-15l-164-102c-7-6-9-6-14-6-7 0-17 6-17 17 0 10 7 14 11 17l143 89-143 90c-4 4-11 8-11 17 0 11 10 18 17 18 5 0 7-1 14-6z">
            <text:p/>
          </draw:path>
          <draw:path draw:style-name="gr2" draw:text-style-name="P2" draw:layer="layout" svg:width="0.209cm" svg:height="0.312cm" svg:x="13.874cm" svg:y="0.437cm" svg:viewBox="0 0 210 313" svg:d="M210 157c0-93-50-157-105-157-56 0-105 66-105 157s50 156 105 156c56 0 105-66 105-156zM105 283c-39 0-71-59-71-132s35-120 71-120 71 47 71 120-32 132-71 132z">
            <text:p/>
          </draw:path>
          <draw:path draw:style-name="gr2" draw:text-style-name="P2" draw:layer="layout" svg:width="0.131cm" svg:height="0.383cm" svg:x="14.149cm" svg:y="0.401cm" svg:viewBox="0 0 132 384" svg:d="M132 192c0-59-24-104-41-128-27-36-63-64-76-64-12 0-15 10-15 14 0 7 6 11 8 13 82 53 89 133 89 165 0 49-19 118-86 163-7 5-11 8-11 15 0 4 3 14 15 14 14 0 117-66 117-192z">
            <text:p/>
          </draw:path>
        </draw:g>
        <draw:g xml:id="id2" draw:id="id2">
          <draw:custom-shape draw:style-name="gr6" draw:text-style-name="P6" draw:layer="layout" svg:width="1.143cm" svg:height="1.02cm" svg:x="3.026cm" svg:y="0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3.25cm" svg:height="1.02cm" svg:x="4.126cm" svg:y="0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B}§svg§600§TRUE§</svg:desc>
          <draw:polygon draw:style-name="gr1" draw:text-style-name="P1" draw:layer="layout" svg:width="0.348cm" svg:height="0.335cm" svg:x="3.391cm" svg:y="0.415cm" svg:viewBox="0 0 349 336" draw:points="175,336 0,336 0,0 349,0 349,336">
            <text:p/>
          </draw:polygon>
          <draw:path draw:style-name="gr2" draw:text-style-name="P2" draw:layer="layout" svg:width="0.303cm" svg:height="0.336cm" svg:x="3.409cm" svg:y="0.414cm" svg:viewBox="0 0 304 337" svg:d="M93 157v-122c0-17 0-20 23-20h62c48 0 64 42 64 69 0 31-23 73-78 73zM209 161c47-10 83-41 83-77 0-43-47-84-111-84h-181v15h11c39 0 39 6 39 24v260c0 17 0 23-39 23h-11v15h193c66 0 111-43 111-91 0-42-40-80-95-85zM178 322h-62c-23 0-23-3-23-20v-134h92c49 0 70 45 70 78 0 35-27 76-77 76z">
            <text:p/>
          </draw:path>
        </draw:g>
        <draw:g>
          <svg:title>TexMaths</svg:title>
          <svg:desc>14§display§\texttt{\dots}§svg§600§FALSE§</svg:desc>
          <draw:polygon draw:style-name="gr5" draw:text-style-name="P5" draw:layer="layout" svg:width="0.772cm" svg:height="0.062cm" svg:x="5.122cm" svg:y="0.567cm" svg:viewBox="0 0 773 63" draw:points="387,63 0,63 0,0 773,0 773,63">
            <text:p/>
          </draw:polygon>
          <draw:path draw:style-name="gr2" draw:text-style-name="P2" draw:layer="layout" svg:width="0.062cm" svg:height="0.062cm" svg:x="5.22cm" svg:y="0.567cm" svg:viewBox="0 0 63 63" svg:d="M63 32c0-19-15-32-31-32-19 0-32 15-32 31 0 19 15 32 31 32 19 0 32-15 32-31z">
            <text:p/>
          </draw:path>
          <draw:path draw:style-name="gr2" draw:text-style-name="P2" draw:layer="layout" svg:width="0.062cm" svg:height="0.062cm" svg:x="5.478cm" svg:y="0.567cm" svg:viewBox="0 0 63 63" svg:d="M63 32c0-19-15-32-31-32-19 0-32 15-32 31 0 19 15 32 31 32 19 0 32-15 32-31z">
            <text:p/>
          </draw:path>
          <draw:path draw:style-name="gr2" draw:text-style-name="P2" draw:layer="layout" svg:width="0.062cm" svg:height="0.062cm" svg:x="5.735cm" svg:y="0.567cm" svg:viewBox="0 0 63 63" svg:d="M63 32c0-19-15-32-31-32-19 0-32 15-32 31 0 19 15 32 31 32 19 0 32-15 32-31z">
            <text:p/>
          </draw:path>
        </draw:g>
        <draw:connector draw:style-name="gr10" draw:text-style-name="P3" draw:layer="layout" draw:type="lines" svg:x1="3.025cm" svg:y1="2.259cm" svg:x2="2.526cm" svg:y2="3.265cm" draw:start-shape="id3" draw:start-glue-point="3" svg:d="M3025 2259h-502l3 1006" svg:viewBox="0 0 503 1007">
          <text:p/>
        </draw:connector>
        <draw:connector draw:style-name="gr3" draw:text-style-name="P3" draw:layer="layout" draw:type="lines" svg:x1="7.375cm" svg:y1="2.259cm" svg:x2="7.876cm" svg:y2="3.253cm" draw:start-shape="id3" draw:start-glue-point="1" svg:d="M7375 2259h501v994" svg:viewBox="0 0 502 995">
          <text:p/>
        </draw:connector>
        <draw:g>
          <svg:title>TexMaths</svg:title>
          <svg:desc>14§display§true§svg§600§FALSE§</svg:desc>
          <draw:polygon draw:style-name="gr5" draw:text-style-name="P5" draw:layer="layout" svg:width="0.922cm" svg:height="0.301cm" svg:x="1.952cm" svg:y="1.741cm" svg:viewBox="0 0 923 302" draw:points="461,302 0,302 0,0 923,0 923,302">
            <text:p/>
          </draw:polygon>
          <draw:path draw:style-name="gr2" draw:text-style-name="P2" draw:layer="layout" svg:width="0.152cm" svg:height="0.314cm" svg:x="1.963cm" svg:y="1.734cm" svg:viewBox="0 0 153 315" svg:d="M91 112h46c10 0 16 0 16-10 0-5-6-5-14-5h-44c18-70 20-80 20-83 0-8-6-14-14-14-2 0-16 0-20 18l-19 79h-47c-9 0-15 0-15 9 0 6 4 6 14 6h43c-35 140-37 148-37 157 0 26 19 46 46 46 50 0 78-73 78-76 0-5-4-5-5-5-5 0-6 1-7 7-23 52-48 63-65 63-11 0-15-6-15-23 0-12 0-15 3-23z">
            <text:p/>
          </draw:path>
          <draw:path draw:style-name="gr2" draw:text-style-name="P2" draw:layer="layout" svg:width="0.201cm" svg:height="0.223cm" svg:x="2.144cm" svg:y="1.825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2" draw:text-style-name="P2" draw:layer="layout" svg:width="0.254cm" svg:height="0.223cm" svg:x="2.378cm" svg:y="1.825cm" svg:viewBox="0 0 255 224" svg:d="M158 192c6 19 24 32 45 32 17 0 28-11 37-27 8-18 15-49 15-49 0-5-6-5-7-5-4 0-4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2" draw:text-style-name="P2" draw:layer="layout" svg:width="0.189cm" svg:height="0.223cm" svg:x="2.668cm" svg:y="1.825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svg:title>TexMaths</svg:title>
          <svg:desc>14§display§false
§svg§600§FALSE§</svg:desc>
          <draw:polygon draw:style-name="gr5" draw:text-style-name="P5" draw:layer="layout" svg:width="1.167cm" svg:height="0.435cm" svg:x="7.607cm" svg:y="1.7cm" svg:viewBox="0 0 1168 436" draw:points="584,436 0,436 0,0 1168,0 1168,436">
            <text:p/>
          </draw:polygon>
          <draw:path draw:style-name="gr2" draw:text-style-name="P2" draw:layer="layout" svg:width="0.245cm" svg:height="0.448cm" svg:x="7.634cm" svg:y="1.693cm" svg:viewBox="0 0 246 449" svg:d="M155 151h42c10 0 16 0 16-11 0-4-6-4-14-4h-41l11-58c2-9 9-44 12-50 4-10 12-17 23-17 2 0 14 0 24 9-22 2-26 19-26 26 0 11 8 17 18 17 12 0 26-10 26-29 0-23-22-34-42-34-16 0-49 8-63 57-2 12-4 16-16 79h-34c-10 0-15 0-15 8 0 7 4 7 14 7h32l-37 194c-9 48-18 93-43 93-1 0-14 0-24-9 23-1 28-19 28-26 0-11-10-18-19-18-13 0-27 11-27 30 0 21 22 34 42 34 27 0 48-29 56-48 15-32 27-90 28-95z">
            <text:p/>
          </draw:path>
          <draw:path draw:style-name="gr2" draw:text-style-name="P2" draw:layer="layout" svg:width="0.226cm" svg:height="0.223cm" svg:x="7.919cm" svg:y="1.823cm" svg:viewBox="0 0 227 224" svg:d="M165 32c-10-18-24-32-46-32-57 0-119 73-119 145 0 47 27 79 66 79 10 0 35-2 64-37 4 21 21 37 45 37 18 0 29-11 36-27 9-18 16-49 16-49 0-5-4-5-6-5-5 0-5 2-7 9-8 33-18 61-38 61-14 0-15-13-15-23 0-11 1-14 7-36 6-21 6-25 11-45l17-68c4-14 4-16 4-17 0-9-5-14-14-14-12 0-19 11-21 22zM133 159c-3 10-3 10-10 19-22 28-42 35-56 35-25 0-32-27-32-47 0-23 15-85 28-107 15-30 36-48 57-48 33 0 40 41 40 44 0 2-2 5-3 8z">
            <text:p/>
          </draw:path>
          <draw:path draw:style-name="gr2" draw:text-style-name="P2" draw:layer="layout" svg:width="0.105cm" svg:height="0.347cm" svg:x="8.181cm" svg:y="1.699cm" svg:viewBox="0 0 106 348" svg:d="M106 6c0 0 0-6-5-6-13 0-49 4-62 6-4 0-10 0-10 9 0 6 6 6 13 6 24 0 25 4 25 8l-1 10-63 246c-2 6-3 10-3 17 0 28 22 46 45 46 17 0 29-10 38-28s15-47 15-49c0-4-4-4-6-4-5 0-5 2-7 9-9 32-18 61-39 61-14 0-14-15-14-22 0-13 0-14 3-24z">
            <text:p/>
          </draw:path>
          <draw:path draw:style-name="gr2" draw:text-style-name="P2" draw:layer="layout" svg:width="0.181cm" svg:height="0.223cm" svg:x="8.341cm" svg:y="1.823cm" svg:viewBox="0 0 182 224" svg:d="M168 34c-14 0-24 11-24 22 0 7 4 14 16 14 11 0 22-8 22-28 0-21-21-42-59-42-66 0-84 50-84 73 0 38 38 46 52 49 25 4 52 9 52 37 0 13-11 54-72 54-7 0-44 0-56-26 19 2 31-12 31-26 0-11-8-17-18-17-13 0-28 10-28 32 0 28 28 48 71 48 80 0 100-60 100-81 0-19-10-31-16-37-14-14-28-16-50-21-17-4-36-7-36-29 0-15 11-45 54-45 13 0 38 3 45 23z">
            <text:p/>
          </draw:path>
          <draw:path draw:style-name="gr2" draw:text-style-name="P2" draw:layer="layout" svg:width="0.189cm" svg:height="0.223cm" svg:x="8.568cm" svg:y="1.823cm" svg:viewBox="0 0 190 224" svg:d="M70 105c14 0 50-1 76-13 35-14 37-43 37-50 0-21-19-42-53-42-56 0-130 48-130 134 0 51 29 90 78 90 70 0 112-52 112-59 0-3-2-6-5-6s-4 2-7 5c-39 49-93 49-100 49-37 0-43-41-43-58 0-5 1-21 8-50zM46 94c20-76 72-83 84-83 23 0 37 14 37 31 0 52-80 52-100 52z">
            <text:p/>
          </draw:path>
        </draw:g>
        <draw:g xml:id="id3" draw:id="id3">
          <draw:custom-shape draw:style-name="gr6" draw:text-style-name="P6" draw:layer="layout" svg:width="1.143cm" svg:height="1.02cm" svg:x="3.025cm" svg:y="1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3.25cm" svg:height="1.02cm" svg:x="4.125cm" svg:y="1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C}§svg§600§TRUE§</svg:desc>
          <draw:polygon draw:style-name="gr1" draw:text-style-name="P1" draw:layer="layout" svg:width="0.355cm" svg:height="0.335cm" svg:x="3.391cm" svg:y="2.128cm" svg:viewBox="0 0 356 336" draw:points="178,336 0,336 0,0 356,0 356,336">
            <text:p/>
          </draw:polygon>
          <draw:path draw:style-name="gr2" draw:text-style-name="P2" draw:layer="layout" svg:width="0.3cm" svg:height="0.359cm" svg:x="3.419cm" svg:y="2.115cm" svg:viewBox="0 0 301 360" svg:d="M0 179c0 103 80 181 172 181 80 0 129-70 129-126 0-6 0-8-7-8-4 0-4 2-5 7-4 71-56 112-111 112-29 0-128-17-128-166 0-147 97-164 128-164 53 0 98 45 108 118 0 6 0 8 7 8 8 0 8-2 8-12v-118c0-8 0-11-5-11-2 0-4 0-7 6l-26 36c-18-17-43-42-91-42-92 0-172 78-172 179z">
            <text:p/>
          </draw:path>
        </draw:g>
        <draw:g>
          <svg:title>TexMaths</svg:title>
          <svg:desc>14§display§\texttt{if (a &gt; 1)}§svg§600§FALSE§</svg:desc>
          <draw:polygon draw:style-name="gr5" draw:text-style-name="P5" draw:layer="layout" svg:width="2.576cm" svg:height="0.382cm" svg:x="4.49cm" svg:y="2.102cm" svg:viewBox="0 0 2577 383" draw:points="1289,383 0,383 0,0 2577,0 2577,383">
            <text:p/>
          </draw:polygon>
          <draw:path draw:style-name="gr2" draw:text-style-name="P2" draw:layer="layout" svg:width="0.187cm" svg:height="0.302cm" svg:x="4.528cm" svg:y="2.142cm" svg:viewBox="0 0 188 303" svg:d="M115 109c0-15-3-19-20-19h-71c-7 0-20 0-20 15 0 14 13 14 20 14h56v154h-59c-8 0-21 0-21 16 0 14 13 14 21 14h146c7 0 21 0 21-14 0-16-14-16-21-16h-52zM115 25c0-14-11-25-25-25s-26 11-26 25 12 24 26 24 25-10 25-24z">
            <text:p/>
          </draw:path>
          <draw:path draw:style-name="gr2" draw:text-style-name="P2" draw:layer="layout" svg:width="0.195cm" svg:height="0.305cm" svg:x="4.769cm" svg:y="2.139cm" svg:viewBox="0 0 196 306" svg:d="M105 122h60c7 0 20 0 20-14 0-16-11-16-20-16h-60v-23c0-38 32-38 48-38 0 1 4 21 22 21 10 0 21-9 21-23 0-29-39-29-48-29-39 0-78 22-78 66v26h-49c-8 0-21 0-21 16 0 14 13 14 21 14h49v153h-49c-8 0-21 0-21 15 0 16 13 16 21 16h133c8 0 21 0 21-16 0-15-13-15-21-15h-49z">
            <text:p/>
          </draw:path>
          <draw:path draw:style-name="gr2" draw:text-style-name="P2" draw:layer="layout" svg:width="0.131cm" svg:height="0.383cm" svg:x="5.348cm" svg:y="2.101cm" svg:viewBox="0 0 132 384" svg:d="M132 370c0-7-5-10-13-15-62-42-84-108-84-163 0-49 18-118 85-164 7-4 12-7 12-14 0-4-3-14-16-14-15 0-116 66-116 192 0 59 22 104 41 128 26 36 63 64 75 64 13 0 16-10 16-14z">
            <text:p/>
          </draw:path>
          <draw:path draw:style-name="gr2" draw:text-style-name="P2" draw:layer="layout" svg:width="0.231cm" svg:height="0.22cm" svg:x="5.547cm" svg:y="2.227cm" svg:viewBox="0 0 232 221" svg:d="M154 202c11 15 35 17 53 17 14 0 25 0 25-16 0-15-12-15-19-15-21 0-27-3-31-4v-107c0-35-27-77-98-77-21 0-71 0-71 36 0 14 11 23 22 23 7 0 21-4 22-23 0-4 0-4 10-5 7 0 14 0 18 0 38 0 63 15 63 50-88 2-148 26-148 73 0 35 31 67 81 67 18 0 49-4 73-19zM148 111v40c0 12 0 23-19 31-17 9-39 9-44 9-30 0-51-17-51-37 0-24 43-42 114-43z">
            <text:p/>
          </draw:path>
          <draw:path draw:style-name="gr2" draw:text-style-name="P2" draw:layer="layout" svg:width="0.203cm" svg:height="0.247cm" svg:x="6.063cm" svg:y="2.17cm" svg:viewBox="0 0 204 248" svg:d="M193 140c4-3 11-7 11-17 0-5-4-11-9-15l-164-102c-7-6-9-6-14-6-7 0-17 6-17 17 0 10 7 14 11 17l143 89-143 90c-4 4-11 8-11 17 0 11 10 18 17 18 5 0 7-1 14-6z">
            <text:p/>
          </draw:path>
          <draw:path draw:style-name="gr2" draw:text-style-name="P2" draw:layer="layout" svg:width="0.166cm" svg:height="0.307cm" svg:x="6.604cm" svg:y="2.137cm" svg:viewBox="0 0 167 308" svg:d="M102 20c0-7 0-20-15-20-9 0-11 6-14 11-20 42-45 48-55 49-8 0-18 2-18 16 0 12 8 15 17 15 8 0 29-4 52-22v208h-47c-7 0-19 0-19 16 0 15 12 15 19 15h125c8 0 20 0 20-15 0-16-12-16-20-16h-45z">
            <text:p/>
          </draw:path>
          <draw:path draw:style-name="gr2" draw:text-style-name="P2" draw:layer="layout" svg:width="0.131cm" svg:height="0.383cm" svg:x="6.851cm" svg:y="2.101cm" svg:viewBox="0 0 132 384" svg:d="M132 192c0-59-24-104-41-128-27-36-63-64-76-64-12 0-15 10-15 14 0 7 6 11 8 13 82 53 89 133 89 165 0 49-19 118-86 163-7 5-11 8-11 15 0 4 3 14 15 14 14 0 117-66 117-192z">
            <text:p/>
          </draw:path>
        </draw:g>
        <draw:connector draw:style-name="gr10" draw:text-style-name="P3" draw:layer="layout" draw:type="lines" svg:x1="5.201cm" svg:y1="1.079cm" svg:x2="5.2cm" svg:y2="1.749cm" draw:start-shape="id2" draw:start-glue-point="2" draw:end-shape="id3" draw:end-glue-point="0" svg:d="M5201 1079v501l-1-332v501" svg:viewBox="0 0 2 671">
          <text:p/>
        </draw:connector>
        <draw:connector draw:style-name="gr10" draw:text-style-name="P3" draw:layer="layout" draw:type="lines" svg:x1="13.426cm" svg:y1="2.26cm" svg:x2="12.911cm" svg:y2="3.266cm" draw:start-shape="id4" draw:start-glue-point="3" svg:d="M13426 2260h-502l-13 1006" svg:viewBox="0 0 516 1007">
          <text:p/>
        </draw:connector>
        <draw:connector draw:style-name="gr3" draw:text-style-name="P3" draw:layer="layout" draw:type="lines" svg:x1="17.776cm" svg:y1="2.26cm" svg:x2="18.277cm" svg:y2="3.254cm" draw:start-shape="id4" draw:start-glue-point="1" svg:d="M17776 2260h501v994" svg:viewBox="0 0 502 995">
          <text:p/>
        </draw:connector>
        <draw:g>
          <svg:title>TexMaths</svg:title>
          <svg:desc>14§display§true§svg§600§FALSE§</svg:desc>
          <draw:polygon draw:style-name="gr5" draw:text-style-name="P5" draw:layer="layout" svg:width="0.922cm" svg:height="0.301cm" svg:x="12.353cm" svg:y="1.742cm" svg:viewBox="0 0 923 302" draw:points="461,302 0,302 0,0 923,0 923,302">
            <text:p/>
          </draw:polygon>
          <draw:path draw:style-name="gr2" draw:text-style-name="P2" draw:layer="layout" svg:width="0.152cm" svg:height="0.314cm" svg:x="12.364cm" svg:y="1.735cm" svg:viewBox="0 0 153 315" svg:d="M91 112h46c10 0 16 0 16-10 0-5-6-5-14-5h-44c18-70 20-80 20-83 0-8-6-14-14-14-2 0-16 0-20 18l-19 79h-47c-9 0-15 0-15 9 0 6 4 6 14 6h43c-35 140-37 148-37 157 0 26 19 46 46 46 50 0 78-73 78-76 0-5-4-5-5-5-5 0-6 1-7 7-23 52-48 63-65 63-11 0-15-6-15-23 0-12 0-15 3-23z">
            <text:p/>
          </draw:path>
          <draw:path draw:style-name="gr2" draw:text-style-name="P2" draw:layer="layout" svg:width="0.201cm" svg:height="0.223cm" svg:x="12.545cm" svg:y="1.826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2" draw:text-style-name="P2" draw:layer="layout" svg:width="0.254cm" svg:height="0.223cm" svg:x="12.779cm" svg:y="1.826cm" svg:viewBox="0 0 255 224" svg:d="M158 192c6 19 24 32 45 32 17 0 28-11 37-27 8-18 15-49 15-49 0-5-6-5-7-5-4 0-4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2" draw:text-style-name="P2" draw:layer="layout" svg:width="0.189cm" svg:height="0.223cm" svg:x="13.069cm" svg:y="1.826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svg:title>TexMaths</svg:title>
          <svg:desc>14§display§false
§svg§600§FALSE§</svg:desc>
          <draw:polygon draw:style-name="gr5" draw:text-style-name="P5" draw:layer="layout" svg:width="1.167cm" svg:height="0.435cm" svg:x="18.008cm" svg:y="1.701cm" svg:viewBox="0 0 1168 436" draw:points="584,436 0,436 0,0 1168,0 1168,436">
            <text:p/>
          </draw:polygon>
          <draw:path draw:style-name="gr2" draw:text-style-name="P2" draw:layer="layout" svg:width="0.245cm" svg:height="0.448cm" svg:x="18.035cm" svg:y="1.694cm" svg:viewBox="0 0 246 449" svg:d="M155 151h42c10 0 16 0 16-11 0-4-6-4-14-4h-41l11-58c2-9 9-44 12-50 4-10 12-17 23-17 2 0 14 0 24 9-22 2-26 19-26 26 0 11 8 17 18 17 12 0 26-10 26-29 0-23-22-34-42-34-16 0-49 8-63 57-2 12-4 16-16 79h-34c-10 0-15 0-15 8 0 7 4 7 14 7h32l-37 194c-9 48-18 93-43 93-1 0-14 0-24-9 23-1 28-19 28-26 0-11-10-18-19-18-13 0-27 11-27 30 0 21 22 34 42 34 27 0 48-29 56-48 15-32 27-90 28-95z">
            <text:p/>
          </draw:path>
          <draw:path draw:style-name="gr2" draw:text-style-name="P2" draw:layer="layout" svg:width="0.226cm" svg:height="0.223cm" svg:x="18.32cm" svg:y="1.824cm" svg:viewBox="0 0 227 224" svg:d="M165 32c-10-18-24-32-46-32-57 0-119 73-119 145 0 47 27 79 66 79 10 0 35-2 64-37 4 21 21 37 45 37 18 0 29-11 36-27 9-18 16-49 16-49 0-5-4-5-6-5-5 0-5 2-7 9-8 33-18 61-38 61-14 0-15-13-15-23 0-11 1-14 7-36 6-21 6-25 11-45l17-68c4-14 4-16 4-17 0-9-5-14-14-14-12 0-19 11-21 22zM133 159c-3 10-3 10-10 19-22 28-42 35-56 35-25 0-32-27-32-47 0-23 15-85 28-107 15-30 36-48 57-48 33 0 40 41 40 44 0 2-2 5-3 8z">
            <text:p/>
          </draw:path>
          <draw:path draw:style-name="gr2" draw:text-style-name="P2" draw:layer="layout" svg:width="0.105cm" svg:height="0.347cm" svg:x="18.582cm" svg:y="1.7cm" svg:viewBox="0 0 106 348" svg:d="M106 6c0 0 0-6-5-6-13 0-49 4-62 6-4 0-10 0-10 9 0 6 6 6 13 6 24 0 25 4 25 8l-1 10-63 246c-2 6-3 10-3 17 0 28 22 46 45 46 17 0 29-10 38-28s15-47 15-49c0-4-4-4-6-4-5 0-5 2-7 9-9 32-18 61-39 61-14 0-14-15-14-22 0-13 0-14 3-24z">
            <text:p/>
          </draw:path>
          <draw:path draw:style-name="gr2" draw:text-style-name="P2" draw:layer="layout" svg:width="0.181cm" svg:height="0.223cm" svg:x="18.742cm" svg:y="1.824cm" svg:viewBox="0 0 182 224" svg:d="M168 34c-14 0-24 11-24 22 0 7 4 14 16 14 11 0 22-8 22-28 0-21-21-42-59-42-66 0-84 50-84 73 0 38 38 46 52 49 25 4 52 9 52 37 0 13-11 54-72 54-7 0-44 0-56-26 19 2 31-12 31-26 0-11-8-17-18-17-13 0-28 10-28 32 0 28 28 48 71 48 80 0 100-60 100-81 0-19-10-31-16-37-14-14-28-16-50-21-17-4-36-7-36-29 0-15 11-45 54-45 13 0 38 3 45 23z">
            <text:p/>
          </draw:path>
          <draw:path draw:style-name="gr2" draw:text-style-name="P2" draw:layer="layout" svg:width="0.189cm" svg:height="0.223cm" svg:x="18.969cm" svg:y="1.824cm" svg:viewBox="0 0 190 224" svg:d="M70 105c14 0 50-1 76-13 35-14 37-43 37-50 0-21-19-42-53-42-56 0-130 48-130 134 0 51 29 90 78 90 70 0 112-52 112-59 0-3-2-6-5-6s-4 2-7 5c-39 49-93 49-100 49-37 0-43-41-43-58 0-5 1-21 8-50zM46 94c20-76 72-83 84-83 23 0 37 14 37 31 0 52-80 52-100 52z">
            <text:p/>
          </draw:path>
        </draw:g>
        <draw:g xml:id="id4" draw:id="id4">
          <draw:custom-shape draw:style-name="gr6" draw:text-style-name="P6" draw:layer="layout" svg:width="1.143cm" svg:height="1.02cm" svg:x="13.426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3.25cm" svg:height="1.02cm" svg:x="14.526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D}§svg§600§TRUE§</svg:desc>
          <draw:polygon draw:style-name="gr1" draw:text-style-name="P1" draw:layer="layout" svg:width="0.374cm" svg:height="0.335cm" svg:x="13.792cm" svg:y="2.118cm" svg:viewBox="0 0 375 336" draw:points="188,336 0,336 0,0 375,0 375,336">
            <text:p/>
          </draw:polygon>
          <draw:path draw:style-name="gr2" draw:text-style-name="P2" draw:layer="layout" svg:width="0.331cm" svg:height="0.336cm" svg:x="13.809cm" svg:y="2.117cm" svg:viewBox="0 0 332 337" svg:d="M0 0v15h11c39 0 39 6 39 24v260c0 17 0 23-39 23h-11v15h181c82 0 151-73 151-166 0-94-66-171-151-171zM118 322c-24 0-24-3-24-20v-267c0-17 0-20 24-20h49c30 0 65 12 90 47 21 29 26 71 26 109 0 56-10 85-28 109-10 14-38 42-87 42z">
            <text:p/>
          </draw:path>
        </draw:g>
        <draw:g>
          <svg:title>TexMaths</svg:title>
          <svg:desc>14§display§\texttt{if (a &gt; 1)}§svg§600§FALSE§</svg:desc>
          <draw:polygon draw:style-name="gr5" draw:text-style-name="P5" draw:layer="layout" svg:width="2.576cm" svg:height="0.382cm" svg:x="14.891cm" svg:y="2.103cm" svg:viewBox="0 0 2577 383" draw:points="1289,383 0,383 0,0 2577,0 2577,383">
            <text:p/>
          </draw:polygon>
          <draw:path draw:style-name="gr2" draw:text-style-name="P2" draw:layer="layout" svg:width="0.187cm" svg:height="0.302cm" svg:x="14.929cm" svg:y="2.143cm" svg:viewBox="0 0 188 303" svg:d="M115 109c0-15-3-19-20-19h-71c-7 0-20 0-20 15 0 14 13 14 20 14h56v154h-59c-8 0-21 0-21 16 0 14 13 14 21 14h146c7 0 21 0 21-14 0-16-14-16-21-16h-52zM115 25c0-14-11-25-25-25s-26 11-26 25 12 24 26 24 25-10 25-24z">
            <text:p/>
          </draw:path>
          <draw:path draw:style-name="gr2" draw:text-style-name="P2" draw:layer="layout" svg:width="0.195cm" svg:height="0.305cm" svg:x="15.17cm" svg:y="2.14cm" svg:viewBox="0 0 196 306" svg:d="M105 122h60c7 0 20 0 20-14 0-16-11-16-20-16h-60v-23c0-38 32-38 48-38 0 1 4 21 22 21 10 0 21-9 21-23 0-29-39-29-48-29-39 0-78 22-78 66v26h-49c-8 0-21 0-21 16 0 14 13 14 21 14h49v153h-49c-8 0-21 0-21 15 0 16 13 16 21 16h133c8 0 21 0 21-16 0-15-13-15-21-15h-49z">
            <text:p/>
          </draw:path>
          <draw:path draw:style-name="gr2" draw:text-style-name="P2" draw:layer="layout" svg:width="0.131cm" svg:height="0.383cm" svg:x="15.749cm" svg:y="2.102cm" svg:viewBox="0 0 132 384" svg:d="M132 370c0-7-5-10-13-15-62-42-84-108-84-163 0-49 18-118 85-164 7-4 12-7 12-14 0-4-3-14-16-14-15 0-116 66-116 192 0 59 22 104 41 128 26 36 63 64 75 64 13 0 16-10 16-14z">
            <text:p/>
          </draw:path>
          <draw:path draw:style-name="gr2" draw:text-style-name="P2" draw:layer="layout" svg:width="0.231cm" svg:height="0.22cm" svg:x="15.948cm" svg:y="2.228cm" svg:viewBox="0 0 232 221" svg:d="M154 202c11 15 35 17 53 17 14 0 25 0 25-16 0-15-12-15-19-15-21 0-27-3-31-4v-107c0-35-27-77-98-77-21 0-71 0-71 36 0 14 11 23 22 23 7 0 21-4 22-23 0-4 0-4 10-5 7 0 14 0 18 0 38 0 63 15 63 50-88 2-148 26-148 73 0 35 31 67 81 67 18 0 49-4 73-19zM148 111v40c0 12 0 23-19 31-17 9-39 9-44 9-30 0-51-17-51-37 0-24 43-42 114-43z">
            <text:p/>
          </draw:path>
          <draw:path draw:style-name="gr2" draw:text-style-name="P2" draw:layer="layout" svg:width="0.203cm" svg:height="0.247cm" svg:x="16.464cm" svg:y="2.171cm" svg:viewBox="0 0 204 248" svg:d="M193 140c4-3 11-7 11-17 0-5-4-11-9-15l-164-102c-7-6-9-6-14-6-7 0-17 6-17 17 0 10 7 14 11 17l143 89-143 90c-4 4-11 8-11 17 0 11 10 18 17 18 5 0 7-1 14-6z">
            <text:p/>
          </draw:path>
          <draw:path draw:style-name="gr2" draw:text-style-name="P2" draw:layer="layout" svg:width="0.166cm" svg:height="0.307cm" svg:x="17.005cm" svg:y="2.138cm" svg:viewBox="0 0 167 308" svg:d="M102 20c0-7 0-20-15-20-9 0-11 6-14 11-20 42-45 48-55 49-8 0-18 2-18 16 0 12 8 15 17 15 8 0 29-4 52-22v208h-47c-7 0-19 0-19 16 0 15 12 15 19 15h125c8 0 20 0 20-15 0-16-12-16-20-16h-45z">
            <text:p/>
          </draw:path>
          <draw:path draw:style-name="gr2" draw:text-style-name="P2" draw:layer="layout" svg:width="0.131cm" svg:height="0.383cm" svg:x="17.252cm" svg:y="2.102cm" svg:viewBox="0 0 132 384" svg:d="M132 192c0-59-24-104-41-128-27-36-63-64-76-64-12 0-15 10-15 14 0 7 6 11 8 13 82 53 89 133 89 165 0 49-19 118-86 163-7 5-11 8-11 15 0 4 3 14 15 14 14 0 117-66 117-192z">
            <text:p/>
          </draw:path>
        </draw:g>
        <draw:g>
          <svg:title>TexMaths</svg:title>
          <svg:desc>14§display§\pi = \alpha_a &gt; 0 
\wedge \alpha_a \leq 1§svg§600§FALSE§</svg:desc>
          <draw:polygon draw:style-name="gr5" draw:text-style-name="P5" draw:layer="layout" svg:width="4.401cm" svg:height="0.39cm" svg:x="5.478cm" svg:y="3.328cm" svg:viewBox="0 0 4402 391" draw:points="2201,391 0,391 0,0 4402,0 4402,391">
            <text:p/>
          </draw:polygon>
          <draw:path draw:style-name="gr2" draw:text-style-name="P2" draw:layer="layout" svg:width="0.266cm" svg:height="0.217cm" svg:x="5.491cm" svg:y="3.432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2" draw:text-style-name="P2" draw:layer="layout" svg:width="0.328cm" svg:height="0.115cm" svg:x="5.94cm" svg:y="3.464cm" svg:viewBox="0 0 329 116" svg:d="M312 20c7 0 17 0 17-10s-10-10-17-10h-295c-7 0-17 0-17 10s10 10 17 10zM312 116c7 0 17 0 17-10 0-9-10-9-17-9h-295c-7 0-17 0-17 9 0 10 10 10 17 10z">
            <text:p/>
          </draw:path>
          <draw:path draw:style-name="gr2" draw:text-style-name="P2" draw:layer="layout" svg:width="0.276cm" svg:height="0.223cm" svg:x="6.45cm" svg:y="3.42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2" draw:text-style-name="P2" draw:layer="layout" svg:width="0.175cm" svg:height="0.156cm" svg:x="6.765cm" svg:y="3.566cm" svg:viewBox="0 0 176 157" svg:d="M126 21c-8-13-20-21-36-21-45 0-90 49-90 99 0 34 22 58 52 58 19 0 36-11 50-24 6 20 27 24 35 24 13 0 21-9 28-18 7-14 11-34 11-35 0-5-4-5-4-5-5 0-5 2-8 10-4 17-11 38-25 38-10 0-12-7-12-17 0-5 3-18 5-28 2-8 7-24 8-31l7-26c1-9 6-25 6-27 0-8-6-11-12-11-5 0-14 4-15 14zM104 109c-3 10-12 17-19 24-2 3-16 14-32 14-12 0-25-8-25-34 0-18 10-57 18-70 16-28 34-33 44-33 23 0 30 26 30 31 0 1 0 2-1 4z">
            <text:p/>
          </draw:path>
          <draw:path draw:style-name="gr2" draw:text-style-name="P2" draw:layer="layout" svg:width="0.301cm" svg:height="0.286cm" svg:x="7.16cm" svg:y="3.379cm" svg:viewBox="0 0 302 287" svg:d="M293 154c5-3 9-4 9-11 0-6-4-9-9-10l-275-130c-5-3-7-3-8-3-6 0-10 4-10 10 0 4 3 7 10 11l259 122-259 123c-7 3-10 7-10 11 0 6 4 10 10 10 1 0 3 0 8-4z">
            <text:p/>
          </draw:path>
          <draw:path draw:style-name="gr2" draw:text-style-name="P2" draw:layer="layout" svg:width="0.208cm" svg:height="0.339cm" svg:x="7.655cm" svg:y="3.317cm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
            <text:p/>
          </draw:path>
          <draw:path draw:style-name="gr2" draw:text-style-name="P2" draw:layer="layout" svg:width="0.273cm" svg:height="0.306cm" svg:x="8.018cm" svg:y="3.349cm" svg:viewBox="0 0 274 307" svg:d="M148 10c-2-9-7-10-11-10-5 0-7 3-11 10l-123 277c-3 6-3 7-3 10 0 5 4 10 10 10 4 0 7-2 11-12l116-261 116 261c5 12 10 12 12 12 5 0 9-5 9-10 0-2 0-3-2-9z">
            <text:p/>
          </draw:path>
          <draw:path draw:style-name="gr2" draw:text-style-name="P2" draw:layer="layout" svg:width="0.276cm" svg:height="0.223cm" svg:x="8.448cm" svg:y="3.42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2" draw:text-style-name="P2" draw:layer="layout" svg:width="0.175cm" svg:height="0.156cm" svg:x="8.761cm" svg:y="3.566cm" svg:viewBox="0 0 176 157" svg:d="M126 21c-8-13-20-21-36-21-45 0-90 49-90 99 0 34 22 58 52 58 19 0 36-11 50-24 6 20 27 24 35 24 13 0 21-9 28-18 7-14 11-34 11-35 0-5-4-5-4-5-5 0-5 2-8 10-4 17-11 38-25 38-9 0-12-7-12-17 0-5 3-18 6-28 1-8 6-24 7-31l7-26c1-9 6-25 6-27 0-8-6-11-12-11-5 0-14 4-15 14zM104 109c-3 10-12 17-19 24-2 3-16 14-32 14-12 0-25-8-25-34 0-18 10-57 18-70 16-28 34-33 44-33 23 0 30 26 30 31 0 1 0 2-1 4z">
            <text:p/>
          </draw:path>
          <draw:path draw:style-name="gr2" draw:text-style-name="P2" draw:layer="layout" svg:width="0.301cm" svg:height="0.381cm" svg:x="9.156cm" svg:y="3.331cm" svg:viewBox="0 0 302 382" svg:d="M293 21c5-3 9-6 9-11 0-6-4-10-9-10-3 0-7 1-10 3l-273 129c-9 4-10 7-10 11s3 8 10 11l273 129c7 3 8 3 10 3 5 0 9-5 9-10 0-4-2-7-11-11l-257-122zM284 382c9 0 18 0 18-10 0-9-11-9-18-9h-266c-8 0-18 0-18 9 0 10 8 10 17 10z">
            <text:p/>
          </draw:path>
          <draw:path draw:style-name="gr2" draw:text-style-name="P2" draw:layer="layout" svg:width="0.163cm" svg:height="0.328cm" svg:x="9.677cm" svg:y="3.317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\pi = \alpha_a &gt; 0 
\wedge \alpha_a &gt; 1§svg§600§FALSE§</svg:desc>
          <draw:polygon draw:style-name="gr5" draw:text-style-name="P5" draw:layer="layout" svg:width="4.401cm" svg:height="0.39cm" svg:x="0.078cm" svg:y="3.328cm" svg:viewBox="0 0 4402 391" draw:points="2201,391 0,391 0,0 4402,0 4402,391">
            <text:p/>
          </draw:polygon>
          <draw:path draw:style-name="gr2" draw:text-style-name="P2" draw:layer="layout" svg:width="0.266cm" svg:height="0.217cm" svg:x="0.091cm" svg:y="3.432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2" draw:text-style-name="P2" draw:layer="layout" svg:width="0.328cm" svg:height="0.115cm" svg:x="0.54cm" svg:y="3.464cm" svg:viewBox="0 0 329 116" svg:d="M312 20c7 0 17 0 17-10s-10-10-17-10h-295c-7 0-17 0-17 10s10 10 17 10zM312 116c7 0 17 0 17-10 0-9-10-9-17-9h-295c-7 0-17 0-17 9 0 10 10 10 17 10z">
            <text:p/>
          </draw:path>
          <draw:path draw:style-name="gr2" draw:text-style-name="P2" draw:layer="layout" svg:width="0.276cm" svg:height="0.223cm" svg:x="1.05cm" svg:y="3.42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2" draw:text-style-name="P2" draw:layer="layout" svg:width="0.175cm" svg:height="0.156cm" svg:x="1.365cm" svg:y="3.566cm" svg:viewBox="0 0 176 157" svg:d="M126 21c-8-13-20-21-36-21-45 0-90 49-90 99 0 34 22 58 52 58 19 0 36-11 50-24 6 20 27 24 35 24 13 0 21-9 28-18 7-14 11-34 11-35 0-5-4-5-4-5-5 0-5 2-8 10-4 17-11 38-25 38-10 0-12-7-12-17 0-5 3-18 5-28 2-8 7-24 8-31l7-26c1-9 6-25 6-27 0-8-6-11-12-11-5 0-14 4-15 14zM104 109c-3 10-12 17-19 24-2 3-16 14-32 14-12 0-25-8-25-34 0-18 10-57 18-70 16-28 34-33 44-33 23 0 30 26 30 31 0 1 0 2-1 4z">
            <text:p/>
          </draw:path>
          <draw:path draw:style-name="gr2" draw:text-style-name="P2" draw:layer="layout" svg:width="0.301cm" svg:height="0.286cm" svg:x="1.76cm" svg:y="3.379cm" svg:viewBox="0 0 302 287" svg:d="M293 154c5-3 9-4 9-11 0-6-4-9-9-10l-275-130c-5-3-7-3-8-3-6 0-10 4-10 10 0 4 3 7 10 11l259 122-259 123c-7 3-10 7-10 11 0 6 4 10 10 10 1 0 3 0 8-4z">
            <text:p/>
          </draw:path>
          <draw:path draw:style-name="gr2" draw:text-style-name="P2" draw:layer="layout" svg:width="0.208cm" svg:height="0.339cm" svg:x="2.255cm" svg:y="3.317cm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
            <text:p/>
          </draw:path>
          <draw:path draw:style-name="gr2" draw:text-style-name="P2" draw:layer="layout" svg:width="0.273cm" svg:height="0.306cm" svg:x="2.618cm" svg:y="3.349cm" svg:viewBox="0 0 274 307" svg:d="M148 10c-2-9-7-10-11-10-5 0-7 3-11 10l-123 277c-3 6-3 7-3 10 0 5 4 10 10 10 4 0 7-2 11-12l116-261 116 261c5 12 10 12 12 12 5 0 9-5 9-10 0-2 0-3-2-9z">
            <text:p/>
          </draw:path>
          <draw:path draw:style-name="gr2" draw:text-style-name="P2" draw:layer="layout" svg:width="0.276cm" svg:height="0.223cm" svg:x="3.048cm" svg:y="3.42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2" draw:text-style-name="P2" draw:layer="layout" svg:width="0.175cm" svg:height="0.156cm" svg:x="3.361cm" svg:y="3.566cm" svg:viewBox="0 0 176 157" svg:d="M126 21c-8-13-20-21-36-21-45 0-90 49-90 99 0 34 22 58 52 58 19 0 36-11 50-24 6 20 27 24 35 24 13 0 21-9 28-18 7-14 11-34 11-35 0-5-4-5-4-5-5 0-5 2-8 10-4 17-11 38-25 38-9 0-12-7-12-17 0-5 3-18 6-28 1-8 6-24 7-31l7-26c1-9 6-25 6-27 0-8-6-11-12-11-5 0-14 4-15 14zM104 109c-3 10-12 17-19 24-2 3-16 14-32 14-12 0-25-8-25-34 0-18 10-57 18-70 16-28 34-33 44-33 23 0 30 26 30 31 0 1 0 2-1 4z">
            <text:p/>
          </draw:path>
          <draw:path draw:style-name="gr2" draw:text-style-name="P2" draw:layer="layout" svg:width="0.301cm" svg:height="0.286cm" svg:x="3.756cm" svg:y="3.379cm" svg:viewBox="0 0 302 287" svg:d="M293 154c5-3 9-4 9-11 0-6-4-9-9-10l-275-130c-5-3-7-3-8-3-6 0-10 4-10 10 0 4 3 7 10 11l259 122-259 123c-7 3-10 7-10 11 0 6 4 10 10 10 1 0 3 0 8-4z">
            <text:p/>
          </draw:path>
          <draw:path draw:style-name="gr2" draw:text-style-name="P2" draw:layer="layout" svg:width="0.163cm" svg:height="0.328cm" svg:x="4.277cm" svg:y="3.317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\pi = \alpha_a \leq 0 
\wedge \alpha_a &gt; 1§svg§600§FALSE§</svg:desc>
          <draw:polygon draw:style-name="gr5" draw:text-style-name="P5" draw:layer="layout" svg:width="4.401cm" svg:height="0.39cm" svg:x="10.878cm" svg:y="3.328cm" svg:viewBox="0 0 4402 391" draw:points="2201,391 0,391 0,0 4402,0 4402,391">
            <text:p/>
          </draw:polygon>
          <draw:path draw:style-name="gr2" draw:text-style-name="P2" draw:layer="layout" svg:width="0.266cm" svg:height="0.217cm" svg:x="10.891cm" svg:y="3.432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2" draw:text-style-name="P2" draw:layer="layout" svg:width="0.328cm" svg:height="0.115cm" svg:x="11.34cm" svg:y="3.464cm" svg:viewBox="0 0 329 116" svg:d="M312 20c7 0 17 0 17-10s-10-10-17-10h-295c-7 0-17 0-17 10s10 10 17 10zM312 116c7 0 17 0 17-10 0-9-10-9-17-9h-295c-7 0-17 0-17 9 0 10 10 10 17 10z">
            <text:p/>
          </draw:path>
          <draw:path draw:style-name="gr2" draw:text-style-name="P2" draw:layer="layout" svg:width="0.276cm" svg:height="0.223cm" svg:x="11.85cm" svg:y="3.42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2" draw:text-style-name="P2" draw:layer="layout" svg:width="0.175cm" svg:height="0.156cm" svg:x="12.165cm" svg:y="3.566cm" svg:viewBox="0 0 176 157" svg:d="M126 21c-8-13-20-21-36-21-45 0-90 49-90 99 0 34 22 58 52 58 19 0 36-11 50-24 6 20 27 24 35 24 13 0 21-9 28-18 7-14 11-34 11-35 0-5-4-5-4-5-5 0-5 2-8 10-4 17-11 38-25 38-10 0-12-7-12-17 0-5 3-18 5-28 2-8 7-24 8-31l7-26c1-9 6-25 6-27 0-8-6-11-12-11-5 0-14 4-15 14zM104 109c-3 10-12 17-19 24-2 3-16 14-32 14-12 0-25-8-25-34 0-18 10-57 18-70 16-28 34-33 44-33 23 0 30 26 30 31 0 1 0 2-1 4z">
            <text:p/>
          </draw:path>
          <draw:path draw:style-name="gr2" draw:text-style-name="P2" draw:layer="layout" svg:width="0.301cm" svg:height="0.381cm" svg:x="12.56cm" svg:y="3.331cm" svg:viewBox="0 0 302 382" svg:d="M293 21c5-3 9-6 9-11 0-6-4-10-9-10-3 0-7 1-10 3l-273 129c-9 4-10 7-10 11s3 8 10 11l273 129c7 3 8 3 10 3 5 0 9-5 9-10 0-4-2-7-11-11l-257-122zM284 382c9 0 18 0 18-10 0-9-11-9-18-9h-266c-8 0-18 0-18 9 0 10 8 10 17 10z">
            <text:p/>
          </draw:path>
          <draw:path draw:style-name="gr2" draw:text-style-name="P2" draw:layer="layout" svg:width="0.208cm" svg:height="0.339cm" svg:x="13.055cm" svg:y="3.317cm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
            <text:p/>
          </draw:path>
          <draw:path draw:style-name="gr2" draw:text-style-name="P2" draw:layer="layout" svg:width="0.273cm" svg:height="0.306cm" svg:x="13.418cm" svg:y="3.349cm" svg:viewBox="0 0 274 307" svg:d="M148 10c-2-9-7-10-11-10-5 0-7 3-11 10l-123 277c-3 6-3 7-3 10 0 5 4 10 10 10 4 0 7-2 11-12l116-261 116 261c5 12 10 12 12 12 5 0 9-5 9-10 0-2 0-3-2-9z">
            <text:p/>
          </draw:path>
          <draw:path draw:style-name="gr2" draw:text-style-name="P2" draw:layer="layout" svg:width="0.276cm" svg:height="0.223cm" svg:x="13.848cm" svg:y="3.42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2" draw:text-style-name="P2" draw:layer="layout" svg:width="0.175cm" svg:height="0.156cm" svg:x="14.161cm" svg:y="3.566cm" svg:viewBox="0 0 176 157" svg:d="M126 21c-8-13-20-21-36-21-45 0-90 49-90 99 0 34 22 58 52 58 19 0 36-11 50-24 6 20 27 24 35 24 13 0 21-9 28-18 7-14 11-34 11-35 0-5-4-5-4-5-5 0-5 2-8 10-4 17-11 38-25 38-9 0-12-7-12-17 0-5 3-18 6-28 1-8 6-24 7-31l7-26c1-9 6-25 6-27 0-8-6-11-12-11-5 0-14 4-15 14zM104 109c-3 10-12 17-19 24-2 3-16 14-32 14-12 0-25-8-25-34 0-18 10-57 18-70 16-28 34-33 44-33 23 0 30 26 30 31 0 1 0 2-1 4z">
            <text:p/>
          </draw:path>
          <draw:path draw:style-name="gr2" draw:text-style-name="P2" draw:layer="layout" svg:width="0.301cm" svg:height="0.286cm" svg:x="14.556cm" svg:y="3.379cm" svg:viewBox="0 0 302 287" svg:d="M293 154c5-3 9-4 9-11 0-6-4-9-9-10l-275-130c-5-3-7-3-8-3-6 0-10 4-10 10 0 4 3 7 10 11l259 122-259 123c-7 3-10 7-10 11 0 6 4 10 10 10 1 0 3 0 8-4z">
            <text:p/>
          </draw:path>
          <draw:path draw:style-name="gr2" draw:text-style-name="P2" draw:layer="layout" svg:width="0.163cm" svg:height="0.328cm" svg:x="15.077cm" svg:y="3.317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\pi = \alpha_a \leq 0 
\wedge \alpha_a \leq 1§svg§600§FALSE§</svg:desc>
          <draw:polygon draw:style-name="gr5" draw:text-style-name="P5" draw:layer="layout" svg:width="4.401cm" svg:height="0.39cm" svg:x="16.278cm" svg:y="3.328cm" svg:viewBox="0 0 4402 391" draw:points="2201,391 0,391 0,0 4402,0 4402,391">
            <text:p/>
          </draw:polygon>
          <draw:path draw:style-name="gr2" draw:text-style-name="P2" draw:layer="layout" svg:width="0.266cm" svg:height="0.217cm" svg:x="16.291cm" svg:y="3.432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2" draw:text-style-name="P2" draw:layer="layout" svg:width="0.328cm" svg:height="0.115cm" svg:x="16.74cm" svg:y="3.464cm" svg:viewBox="0 0 329 116" svg:d="M312 20c7 0 17 0 17-10s-10-10-17-10h-295c-7 0-17 0-17 10s10 10 17 10zM312 116c7 0 17 0 17-10 0-9-10-9-17-9h-295c-7 0-17 0-17 9 0 10 10 10 17 10z">
            <text:p/>
          </draw:path>
          <draw:path draw:style-name="gr2" draw:text-style-name="P2" draw:layer="layout" svg:width="0.276cm" svg:height="0.223cm" svg:x="17.25cm" svg:y="3.42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2" draw:text-style-name="P2" draw:layer="layout" svg:width="0.175cm" svg:height="0.156cm" svg:x="17.565cm" svg:y="3.566cm" svg:viewBox="0 0 176 157" svg:d="M126 21c-8-13-20-21-36-21-45 0-90 49-90 99 0 34 22 58 52 58 19 0 36-11 50-24 6 20 27 24 35 24 13 0 21-9 28-18 7-14 11-34 11-35 0-5-4-5-4-5-5 0-5 2-8 10-4 17-11 38-25 38-10 0-12-7-12-17 0-5 3-18 5-28 2-8 7-24 8-31l7-26c1-9 6-25 6-27 0-8-6-11-12-11-5 0-14 4-15 14zM104 109c-3 10-12 17-19 24-2 3-16 14-32 14-12 0-25-8-25-34 0-18 10-57 18-70 16-28 34-33 44-33 23 0 30 26 30 31 0 1 0 2-1 4z">
            <text:p/>
          </draw:path>
          <draw:path draw:style-name="gr2" draw:text-style-name="P2" draw:layer="layout" svg:width="0.301cm" svg:height="0.381cm" svg:x="17.96cm" svg:y="3.331cm" svg:viewBox="0 0 302 382" svg:d="M293 21c5-3 9-6 9-11 0-6-4-10-9-10-3 0-7 1-10 3l-273 129c-9 4-10 7-10 11s3 8 10 11l273 129c7 3 8 3 10 3 5 0 9-5 9-10 0-4-2-7-11-11l-257-122zM284 382c9 0 18 0 18-10 0-9-11-9-18-9h-266c-8 0-18 0-18 9 0 10 8 10 17 10z">
            <text:p/>
          </draw:path>
          <draw:path draw:style-name="gr2" draw:text-style-name="P2" draw:layer="layout" svg:width="0.208cm" svg:height="0.339cm" svg:x="18.455cm" svg:y="3.317cm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
            <text:p/>
          </draw:path>
          <draw:path draw:style-name="gr2" draw:text-style-name="P2" draw:layer="layout" svg:width="0.273cm" svg:height="0.306cm" svg:x="18.818cm" svg:y="3.349cm" svg:viewBox="0 0 274 307" svg:d="M148 10c-2-9-7-10-11-10-5 0-7 3-11 10l-123 277c-3 6-3 7-3 10 0 5 4 10 10 10 4 0 7-2 11-12l116-261 116 261c5 12 10 12 12 12 5 0 9-5 9-10 0-2 0-3-2-9z">
            <text:p/>
          </draw:path>
          <draw:path draw:style-name="gr2" draw:text-style-name="P2" draw:layer="layout" svg:width="0.276cm" svg:height="0.223cm" svg:x="19.248cm" svg:y="3.42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2" draw:text-style-name="P2" draw:layer="layout" svg:width="0.175cm" svg:height="0.156cm" svg:x="19.561cm" svg:y="3.566cm" svg:viewBox="0 0 176 157" svg:d="M126 21c-8-13-20-21-36-21-45 0-90 49-90 99 0 34 22 58 52 58 19 0 36-11 50-24 6 20 27 24 35 24 13 0 21-9 28-18 7-14 11-34 11-35 0-5-4-5-4-5-5 0-5 2-8 10-4 17-11 38-25 38-9 0-12-7-12-17 0-5 3-18 6-28 1-8 6-24 7-31l7-26c1-9 6-25 6-27 0-8-6-11-12-11-5 0-14 4-15 14zM104 109c-3 10-12 17-19 24-2 3-16 14-32 14-12 0-25-8-25-34 0-18 10-57 18-70 16-28 34-33 44-33 23 0 30 26 30 31 0 1 0 2-1 4z">
            <text:p/>
          </draw:path>
          <draw:path draw:style-name="gr2" draw:text-style-name="P2" draw:layer="layout" svg:width="0.301cm" svg:height="0.381cm" svg:x="19.956cm" svg:y="3.331cm" svg:viewBox="0 0 302 382" svg:d="M293 21c5-3 9-6 9-11 0-6-4-10-9-10-3 0-7 1-10 3l-273 129c-9 4-10 7-10 11s3 8 10 11l273 129c7 3 8 3 10 3 5 0 9-5 9-10 0-4-2-7-11-11l-257-122zM284 382c9 0 18 0 18-10 0-9-11-9-18-9h-266c-8 0-18 0-18 9 0 10 8 10 17 10z">
            <text:p/>
          </draw:path>
          <draw:path draw:style-name="gr2" draw:text-style-name="P2" draw:layer="layout" svg:width="0.163cm" svg:height="0.328cm" svg:x="20.477cm" svg:y="3.317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\text{unsatisfiable}§svg§600§FALSE§</svg:desc>
          <draw:polygon draw:style-name="gr5" draw:text-style-name="P5" draw:layer="layout" svg:width="2.648cm" svg:height="0.34cm" svg:x="11.779cm" svg:y="3.825cm" svg:viewBox="0 0 2649 341" draw:points="1325,341 0,341 0,0 2649,0 2649,341">
            <text:p/>
          </draw:polygon>
          <draw:path draw:style-name="gr2" draw:text-style-name="P2" draw:layer="layout" svg:width="0.248cm" svg:height="0.223cm" svg:x="11.794cm" svg:y="3.948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2" draw:text-style-name="P2" draw:layer="layout" svg:width="0.248cm" svg:height="0.217cm" svg:x="12.067cm" svg:y="3.948cm" svg:viewBox="0 0 249 218" svg:d="M39 49v131c0 23-5 23-39 23v15c17 0 42-1 56-1 13 0 39 1 56 1v-15c-34 0-39 0-39-23v-90c0-51 35-79 67-79 31 0 36 27 36 55v114c0 23-5 23-39 23v15c18 0 44-1 56-1 13 0 39 1 56 1v-15c-26 0-38 0-39-14v-95c0-42 0-58-15-76-7-8-23-18-52-18-37 0-59 21-73 52v-52l-70 6v15c35 0 39 3 39 28z">
            <text:p/>
          </draw:path>
          <draw:path draw:style-name="gr2" draw:text-style-name="P2" draw:layer="layout" svg:width="0.161cm" svg:height="0.226cm" svg:x="12.34cm" svg:y="3.945cm" svg:viewBox="0 0 162 227" svg:d="M87 126c11 1 52 10 52 45 0 25-17 46-56 46-42 0-61-30-69-71-1-6-3-9-7-9-7 0-7 4-7 13v65c0 9 0 12 6 12 2 0 2 0 12-10 0 0 0-2 10-11 21 21 43 21 55 21 57 0 79-33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2" draw:text-style-name="P2" draw:layer="layout" svg:width="0.223cm" svg:height="0.226cm" svg:x="12.538cm" svg:y="3.945cm" svg:viewBox="0 0 224 227" svg:d="M144 185c2 19 16 40 39 40 10 0 41-7 41-47v-28h-13v28c0 28-12 32-18 32-17 0-18-23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154cm" svg:height="0.308cm" svg:x="12.772cm" svg:y="3.863cm" svg:viewBox="0 0 155 309" svg:d="M77 106h70v-15h-70v-91h-13c-1 41-15 94-64 95v11h42v136c0 62 46 67 64 67 35 0 49-35 49-67v-28h-12v28c0 36-16 55-34 55-32 0-32-45-32-54z">
            <text:p/>
          </draw:path>
          <draw:path draw:style-name="gr2" draw:text-style-name="P2" draw:layer="layout" svg:width="0.105cm" svg:height="0.329cm" svg:x="12.969cm" svg:y="3.836cm" svg:viewBox="0 0 106 330" svg:d="M71 112l-70 6v15c34 0 38 3 38 27v132c0 23-5 23-39 23v15c15 0 43-1 55-1 18 0 35 1 51 1v-15c-32 0-35-3-35-21zM74 27c0-17-12-27-26-27-16 0-27 14-27 27 0 12 11 25 27 25 14 0 26-10 26-25z">
            <text:p/>
          </draw:path>
          <draw:path draw:style-name="gr2" draw:text-style-name="P2" draw:layer="layout" svg:width="0.161cm" svg:height="0.226cm" svg:x="13.105cm" svg:y="3.945cm" svg:viewBox="0 0 162 227" svg:d="M87 126c11 1 52 10 52 45 0 25-17 46-56 46-42 0-61-30-69-71-1-6-3-9-7-9-7 0-7 4-7 13v65c0 9 0 12 6 12 2 0 2 0 12-10 0 0 0-2 10-11 21 21 43 21 55 21 57 0 79-33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2" draw:text-style-name="P2" draw:layer="layout" svg:width="0.247cm" svg:height="0.347cm" svg:x="13.295cm" svg:y="3.818cm" svg:viewBox="0 0 248 348" svg:d="M150 151c22 0 26 6 26 27v133c0 22-5 22-39 22v15c17-1 44-1 56-1 11 0 37 0 55 1v-15c-34 0-39 0-39-22v-182l-62 5c-8 0-8 0-10 0 0 2-1 2-8 2h-59v-56c0-49 43-69 74-69 14 0 32 4 42 16-21 1-24 15-24 23 0 16 13 23 23 23 11 0 22-9 22-23 0-29-26-50-63-50-46 0-105 25-105 78v58h-39v15h39v160c0 22-5 22-39 22v15c17-1 43-1 56-1 11 0 36 0 55 1v-15c-34 0-40 0-40-22v-160z">
            <text:p/>
          </draw:path>
          <draw:path draw:style-name="gr2" draw:text-style-name="P2" draw:layer="layout" svg:width="0.222cm" svg:height="0.226cm" svg:x="13.575cm" svg:y="3.945cm" svg:viewBox="0 0 223 227" svg:d="M144 185c2 19 16 40 38 40 11 0 41-7 41-47v-28h-12v28c0 28-12 32-18 32-17 0-18-23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243cm" svg:height="0.347cm" svg:x="13.813cm" svg:y="3.824cm" svg:viewBox="0 0 244 348" svg:d="M71 157v-157l-71 6v15c35 0 39 3 39 28v294h11c2 0 6-7 19-31 7 11 28 36 64 36 60 0 111-49 111-112 0-62-48-111-105-111-38 0-59 23-68 32zM73 287v-102c0-10 0-10 5-18 20-27 47-31 59-31 21 0 39 12 52 31 13 20 14 48 14 68 0 18-1 49-15 70-10 15-30 32-56 32-23 0-41-11-52-31-7-9-7-11-7-19z">
            <text:p/>
          </draw:path>
          <draw:path draw:style-name="gr2" draw:text-style-name="P2" draw:layer="layout" svg:width="0.11cm" svg:height="0.342cm" svg:x="14.089cm" svg:y="3.824cm" svg:viewBox="0 0 111 343" svg:d="M71 0l-71 6v15c35 0 39 3 39 28v256c0 22-5 22-39 22v16c17 0 43-2 56-2 11 0 36 2 55 2v-16c-34 0-40 0-40-22z">
            <text:p/>
          </draw:path>
          <draw:path draw:style-name="gr2" draw:text-style-name="P2" draw:layer="layout" svg:width="0.191cm" svg:height="0.226cm" svg:x="14.222cm" svg:y="3.945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</draw:g>
        <draw:line draw:style-name="gr11" draw:text-style-name="P3" draw:layer="layout" svg:x1="12.669cm" svg:y1="2.158cm" svg:x2="13.168cm" svg:y2="2.653cm">
          <text:p/>
        </draw:line>
        <draw:line draw:style-name="gr11" draw:text-style-name="P3" draw:layer="layout" svg:x1="12.671cm" svg:y1="2.653cm" svg:x2="13.168cm" svg:y2="2.158cm">
          <text:p/>
        </draw:line>
        <draw:g>
          <svg:title>TexMaths</svg:title>
          <svg:desc>14§display§(1)§svg§600§FALSE§</svg:desc>
          <draw:polygon draw:style-name="gr5" draw:text-style-name="P5" draw:layer="layout" svg:width="0.626cm" svg:height="0.491cm" svg:x="1.635cm" svg:y="2.458cm" svg:viewBox="0 0 627 492" draw:points="314,492 0,492 0,0 627,0 627,492">
            <text:p/>
          </draw:polygon>
          <draw:path draw:style-name="gr2" draw:text-style-name="P2" draw:layer="layout" svg:width="0.115cm" svg:height="0.492cm" svg:x="1.684cm" svg:y="2.457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2" draw:text-style-name="P2" draw:layer="layout" svg:width="0.163cm" svg:height="0.328cm" svg:x="1.869cm" svg:y="2.499cm" svg:viewBox="0 0 164 329" svg:d="M102 13c0-12 0-13-11-13-31 32-76 32-91 32v16c10 0 39 0 64-14v256c0 18-1 24-46 24h-15v15c18-1 60-1 81-1 20 0 63 0 80 1v-15h-16c-44 0-46-6-46-24z">
            <text:p/>
          </draw:path>
          <draw:path draw:style-name="gr2" draw:text-style-name="P2" draw:layer="layout" svg:width="0.115cm" svg:height="0.492cm" svg:x="2.098cm" svg:y="2.457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g>
          <svg:title>TexMaths</svg:title>
          <svg:desc>14§display§(2)§svg§600§FALSE§</svg:desc>
          <draw:polygon draw:style-name="gr5" draw:text-style-name="P5" draw:layer="layout" svg:width="0.626cm" svg:height="0.491cm" svg:x="8.175cm" svg:y="2.473cm" svg:viewBox="0 0 627 492" draw:points="314,492 0,492 0,0 627,0 627,492">
            <text:p/>
          </draw:polygon>
          <draw:path draw:style-name="gr2" draw:text-style-name="P2" draw:layer="layout" svg:width="0.115cm" svg:height="0.492cm" svg:x="8.224cm" svg:y="2.472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2" draw:text-style-name="P2" draw:layer="layout" svg:width="0.196cm" svg:height="0.328cm" svg:x="8.391cm" svg:y="2.514cm" svg:viewBox="0 0 197 329" svg:d="M38 291l53-50c77-69 106-95 106-146 0-56-44-95-105-95-56 0-92 45-92 90 0 28 25 28 27 28 8 0 25-7 25-27 0-13-9-25-27-25-3 0-4 0-5 0 11-32 37-51 67-51 45 0 66 41 66 80 0 41-26 80-52 109l-95 107c-6 6-6 7-6 18h183l14-85h-12c-2 14-6 36-10 43-4 4-36 4-48 4z">
            <text:p/>
          </draw:path>
          <draw:path draw:style-name="gr2" draw:text-style-name="P2" draw:layer="layout" svg:width="0.115cm" svg:height="0.492cm" svg:x="8.638cm" svg:y="2.472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g>
          <svg:title>TexMaths</svg:title>
          <svg:desc>14§display§(3)§svg§600§FALSE§</svg:desc>
          <draw:polygon draw:style-name="gr5" draw:text-style-name="P5" draw:layer="layout" svg:width="0.626cm" svg:height="0.491cm" svg:x="11.889cm" svg:y="2.474cm" svg:viewBox="0 0 627 492" draw:points="314,492 0,492 0,0 627,0 627,492">
            <text:p/>
          </draw:polygon>
          <draw:path draw:style-name="gr2" draw:text-style-name="P2" draw:layer="layout" svg:width="0.115cm" svg:height="0.492cm" svg:x="11.938cm" svg:y="2.473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2" draw:text-style-name="P2" draw:layer="layout" svg:width="0.205cm" svg:height="0.339cm" svg:x="12.1cm" svg:y="2.515cm" svg:viewBox="0 0 206 340" svg:d="M123 155c41-14 69-47 69-86 0-41-44-69-91-69-51 0-87 29-87 67 0 17 10 25 25 25 16 0 25-9 25-25 0-24-23-24-30-24 15-25 47-30 65-30 20 0 48 11 48 54 0 7-1 35-14 58-15 23-32 25-45 25-3 0-15 1-18 1-4 0-8 2-8 6 0 5 4 5 12 5h21c41 0 59 34 59 83 0 67-34 81-56 81-21 0-57-8-76-37 19 2 34-9 34-27s-14-28-28-28c-13 0-28 7-28 28 0 46 46 78 99 78 62 0 107-44 107-95 0-41-31-80-83-90z">
            <text:p/>
          </draw:path>
          <draw:path draw:style-name="gr2" draw:text-style-name="P2" draw:layer="layout" svg:width="0.115cm" svg:height="0.492cm" svg:x="12.352cm" svg:y="2.473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g>
          <svg:title>TexMaths</svg:title>
          <svg:desc>14§display§(4)§svg§600§FALSE§</svg:desc>
          <draw:polygon draw:style-name="gr5" draw:text-style-name="P5" draw:layer="layout" svg:width="0.626cm" svg:height="0.491cm" svg:x="18.591cm" svg:y="2.475cm" svg:viewBox="0 0 627 492" draw:points="314,492 0,492 0,0 627,0 627,492">
            <text:p/>
          </draw:polygon>
          <draw:path draw:style-name="gr2" draw:text-style-name="P2" draw:layer="layout" svg:width="0.115cm" svg:height="0.492cm" svg:x="18.64cm" svg:y="2.474cm" svg:viewBox="0 0 116 493" svg:d="M116 489c0-2 0-3-10-11-61-62-77-156-77-232 0-85 19-170 80-232 7-7 7-7 7-8 0-5-3-6-5-6-6 0-51 34-80 97-25 54-31 109-31 149s6 99 32 155c31 61 73 92 79 92 2 0 5-1 5-4z">
            <text:p/>
          </draw:path>
          <draw:path draw:style-name="gr2" draw:text-style-name="P2" draw:layer="layout" svg:width="0.219cm" svg:height="0.334cm" svg:x="18.795cm" svg:y="2.51cm" svg:viewBox="0 0 220 335" svg:d="M132 254v42c0 18-2 23-38 23h-10v16c20-2 46-2 67-2 20 0 46 0 67 2v-16h-11c-36 0-38-5-38-23v-42h51v-16h-51v-225c0-10 0-13-7-13-5 0-7 0-9 6l-153 232v16zM134 238h-120l120-185z">
            <text:p/>
          </draw:path>
          <draw:path draw:style-name="gr2" draw:text-style-name="P2" draw:layer="layout" svg:width="0.115cm" svg:height="0.492cm" svg:x="19.054cm" svg:y="2.474cm" svg:viewBox="0 0 116 493" svg:d="M116 246c0-37-5-98-33-154-30-60-73-92-77-92-5 0-6 1-6 6 0 1 0 1 10 11 49 49 77 127 77 229 0 86-18 173-80 234-7 6-7 7-7 9 0 3 1 4 6 4 4 0 49-34 78-95 25-55 32-109 32-152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752cm" fo:page-height="4.2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5:31:05.106554314</meta:creation-date>
    <dc:date>2017-09-14T15:27:09.712247043</dc:date>
    <meta:editing-duration>PT1H8M21S</meta:editing-duration>
    <meta:editing-cycles>17</meta:editing-cycles>
    <meta:generator>LibreOffice/5.1.6.2$Linux_X86_64 LibreOffice_project/10m0$Build-2</meta:generator>
    <meta:document-statistic meta:object-count="209"/>
  </office:meta>
</office:document-meta>
</file>